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4"/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0" office:value-type="string">
            <text:p><text:a xlink:href="python://round(line.debit,2)" xlink:type="simple">debit</text:a></text:p>
          </table:table-cell>
          <table:table-cell table:style-name="ce10" office:value-type="string">
            <text:p><text:a xlink:href="python://round(line.credit,2)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10" office:value-type="string">
            <text:p><text:a xlink:href="python://round(get_total(get_invoice(),'debit'),2)" xlink:type="simple">debit</text:a></text:p>
          </table:table-cell>
          <table:table-cell table:style-name="ce10" office:value-type="string">
            <text:p><text:a xlink:href="python://round(get_total(get_invoice(),'credit')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10" office:value-type="string">
            <text:p><text:a xlink:href="python://round(get_balance(get_invoice()),2)" xlink:type="simple">balance</text:a></text:p>
          </table:table-cell>
          <table:table-cell table:style-name="ce7" table:number-columns-repeated="101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"/>
          <table:table-cell table:style-name="ce11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3T14:29:34</dc:date>
    <dc:creator>phuoc </dc:creator>
    <meta:editing-duration>PT8H39M15S</meta:editing-duration>
    <meta:editing-cycles>61</meta:editing-cycles>
    <meta:generator>LibreOffice/3.5$Linux_x86 LibreOffice_project/350m1$Build-2</meta:generator>
    <meta:document-statistic meta:table-count="3" meta:cell-count="29" meta:object-count="0"/>
  </office:meta>
</office:document-meta>
</file>